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102188888888889" calcext:value-type="float">
            <text:p>0,01021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130633333333333" calcext:value-type="float">
            <text:p>0,01306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192288888888889" calcext:value-type="float">
            <text:p>0,01922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0313266666666667" calcext:value-type="float">
            <text:p>0,03132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385477777777778" calcext:value-type="float">
            <text:p>0,03854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04167" calcext:value-type="float">
            <text:p>0,04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0.0492933333333333" calcext:value-type="float">
            <text:p>0,04929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6072" calcext:value-type="float">
            <text:p>0,06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0640488888888889" calcext:value-type="float">
            <text:p>0,06404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0730255555555556" calcext:value-type="float">
            <text:p>0,07302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0939177777777778" calcext:value-type="float">
            <text:p>0,09391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114458888888889" calcext:value-type="float">
            <text:p>0,11445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119196666666667" calcext:value-type="float">
            <text:p>0,11919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126575555555556" calcext:value-type="float">
            <text:p>0,12657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159355555555556" calcext:value-type="float">
            <text:p>0,15935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0.173892222222222" calcext:value-type="float">
            <text:p>0,17389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0.177931111111111" calcext:value-type="float">
            <text:p>0,17793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.187377777777778" calcext:value-type="float">
            <text:p>0,18737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241744444444444" calcext:value-type="float">
            <text:p>0,2417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271341111111111" calcext:value-type="float">
            <text:p>0,27134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277518888888889" calcext:value-type="float">
            <text:p>0,27751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0.287131111111111" calcext:value-type="float">
            <text:p>0,28713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357711111111111" calcext:value-type="float">
            <text:p>0,3577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5:49:41.399313977</meta:creation-date>
    <dc:date>2021-03-17T15:51:49.668176250</dc:date>
    <meta:editing-duration>PT2M8S</meta:editing-duration>
    <meta:editing-cycles>1</meta:editing-cycles>
    <meta:document-statistic meta:table-count="1" meta:cell-count="120" meta:object-count="0"/>
    <meta:generator>LibreOffice/6.4.6.2$Linux_X86_64 LibreOffice_project/40$Build-2</meta:generator>
  </office:meta>
</office:document-meta>
</file>